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431in" fo:keep-together="auto"/>
    </style:style>
    <style:style style:name="P1" style:family="paragraph" style:parent-style-name="Standard">
      <style:text-properties fo:language="fr" fo:country="FR" officeooo:paragraph-rsid="000f3146"/>
    </style:style>
    <style:style style:name="P2" style:family="paragraph" style:parent-style-name="Standard">
      <style:text-properties fo:language="fr" fo:country="FR" officeooo:rsid="000f3146" officeooo:paragraph-rsid="000f3146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0f3146" style:font-weight-asian="bold" style:font-weight-complex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0f5b69" style:font-weight-asian="bold" style:font-weight-complex="bold"/>
    </style:style>
    <style:style style:name="P5" style:family="paragraph" style:parent-style-name="Standard">
      <style:text-properties fo:font-size="12pt" fo:language="fr" fo:country="FR" style:text-underline-style="solid" style:text-underline-width="auto" style:text-underline-color="font-color" fo:font-weight="bold" officeooo:rsid="000fe2d0" officeooo:paragraph-rsid="0011653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fr" fo:country="FR" style:text-underline-style="none" fo:font-weight="normal" officeooo:paragraph-rsid="0011003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fr" fo:country="FR" style:text-underline-style="none" fo:font-weight="normal" officeooo:rsid="00110039" officeooo:paragraph-rsid="0011003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paragraph-rsid="000fe2d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0f314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0f314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0fe2d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1653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1003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0f3146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0f3146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1653c" officeooo:paragraph-rsid="0011653c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0f3146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0f3146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1653c" officeooo:paragraph-rsid="0011653c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1653c" style:font-weight-asian="normal" style:font-weight-complex="normal"/>
    </style:style>
    <style:style style:name="T3" style:family="text">
      <style:text-properties officeooo:rsid="000fe2d0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fe2d0" style:font-size-asian="12.25pt" style:font-weight-asian="normal" style:font-size-complex="14pt" style:font-weight-complex="normal"/>
    </style:style>
    <style:style style:name="T7" style:family="text">
      <style:text-properties officeooo:rsid="00110039"/>
    </style:style>
    <style:style style:name="T8" style:family="text">
      <style:text-properties officeooo:rsid="001165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rski Paul</text:p>
      <text:p text:style-name="P2">Sok Chanattan</text:p>
      <text:p text:style-name="P2">LU2IN013</text:p>
      <text:p text:style-name="P1"/>
      <text:p text:style-name="P4"><text:span text:style-name="T4">Titre du Sprint: </text:span><text:span text:style-name="T5">Sprint #1: </text:span><text:span text:style-name="T6">mise en marche de WorldOfCells</text:span></text:p>
      <text:p text:style-name="P3"/>
      <text:p text:style-name="P3"/>
      <text:p text:style-name="P9">Sprint Backlog 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4">User stories</text:p>
          </table:table-cell>
          <table:table-cell table:style-name="Table1.A1" office:value-type="string">
            <text:p text:style-name="P14">Tâches</text:p>
          </table:table-cell>
          <table:table-cell table:style-name="Table1.A1" office:value-type="string">
            <text:p text:style-name="P14">Jour 1</text:p>
          </table:table-cell>
          <table:table-cell table:style-name="Table1.A1" office:value-type="string">
            <text:p text:style-name="P14">Jour 2</text:p>
          </table:table-cell>
          <table:table-cell table:style-name="Table1.A1" office:value-type="string">
            <text:p text:style-name="P14">Jour 3</text:p>
          </table:table-cell>
          <table:table-cell table:style-name="Table1.A1" office:value-type="string">
            <text:p text:style-name="P14">Jour 4</text:p>
          </table:table-cell>
          <table:table-cell table:style-name="Table1.A1" office:value-type="string">
            <text:p text:style-name="P14">Jour <text:span text:style-name="T8">5</text:span></text:p>
          </table:table-cell>
          <table:table-cell table:style-name="Table1.A1" office:value-type="string">
            <text:p text:style-name="P14">En attente</text:p>
          </table:table-cell>
          <table:table-cell table:style-name="Table1.A1" office:value-type="string">
            <text:p text:style-name="P14">Prête</text:p>
          </table:table-cell>
          <table:table-cell table:style-name="Table1.A1" office:value-type="string">
            <text:p text:style-name="P14">Terminée</text:p>
          </table:table-cell>
        </table:table-row>
        <table:table-row table:style-name="Table1.2">
          <table:table-cell table:style-name="Table1.A1" office:value-type="string">
            <text:p text:style-name="P14">L’utilisateur veut voir le monde</text:p>
          </table:table-cell>
          <table:table-cell table:style-name="Table1.A1" office:value-type="string">
            <text:p text:style-name="P14">Faire tourner WorldOfCells sur nos machines personnelles</text:p>
          </table:table-cell>
          <table:table-cell table:style-name="Table1.A1" office:value-type="string">
            <text:p text:style-name="P15">20</text:p>
          </table:table-cell>
          <table:table-cell table:style-name="Table1.A1" office:value-type="string">
            <text:p text:style-name="P16">18</text:p>
          </table:table-cell>
          <table:table-cell table:style-name="Table1.A1" office:value-type="string">
            <text:p text:style-name="P16">18</text:p>
          </table:table-cell>
          <table:table-cell table:style-name="Table1.A1" office:value-type="string">
            <text:p text:style-name="P16">15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Étudier l’option Isoworld</text:p>
          </table:table-cell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Préparer une démonstration graphique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>L’utilisateur veut voir plusieurs agents</text:p>
          </table:table-cell>
          <table:table-cell table:style-name="Table1.A1" office:value-type="string">
            <text:p text:style-name="P14">Créer de nouveaux agents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5"><text:span text:style-name="T8">8</text:span>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Donner aux agents des comportements prédateurs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Donner aux agents des comportements proies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Donner aux agents des déplacements aléatoires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Empêcher les agents de marcher sur l’eau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Empêcher les agents de faire un bond jusqu’au sommet d’une falaise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4">L’utilisateur veut voir des modifications au paysage</text:p>
          </table:table-cell>
          <table:table-cell table:style-name="Table1.A1" office:value-type="string">
            <text:p text:style-name="P14">Modifier le nombre et/ou apparence des objets dans le monde.</text:p>
          </table:table-cell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Coder la génération de la forêt</text:p>
          </table:table-cell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ext:soft-page-break/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Coder la probabilité de mise à feu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4">Coder la génération du terrain</text:p>
          </table:table-cell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X</text:p>
          </table:table-cell>
        </table:table-row>
      </table:table>
      <text:p text:style-name="P10"/>
      <text:p text:style-name="P11"/>
      <text:p text:style-name="P11"><text:span text:style-name="T3">Burn-down chart : </text:span><text:span text:style-name="T8">(à faire)</text:span></text:p>
      <text:p text:style-name="P11"/>
      <text:p text:style-name="P13">S<text:span text:style-name="T3">print Review :</text:span></text:p>
      <text:p text:style-name="P6"/>
      <text:p text:style-name="P6"><text:tab/><text:span text:style-name="T7">Toutes les premières tâches ont été mises dans le product backlog.</text:span></text:p>
      <text:p text:style-name="P6"><text:span text:style-name="T7">Le projet n’est encore pas fonctionnel et nous n’avons pas encore bien avancé sur les tâches. </text:span><text:span text:style-name="T8">Aucune tâche n’a été supprimée car nous restons sur la position d’utilisation de WorldOfCells.</text:span></text:p>
      <text:p text:style-name="P13"/>
      <text:p text:style-name="P13">S<text:span text:style-name="T3">print Retrospective :</text:span></text:p>
      <text:p text:style-name="P8"/>
      <text:p text:style-name="P8"><text:tab/><text:span text:style-name="T7">Nous sommes pour l’instant bloqués sur la mise en marche de WorldOfCells car nous avons un problème inconnu</text:span></text:p>
      <text:p text:style-name="P7">du professeur. Nous allons voir l’assistante-ingénieure concernée par WorldOfCells <text:span text:style-name="T8">pour essayer de débloquer la situation.</text:span></text:p>
      <text:p text:style-name="P7"/>
      <text:p text:style-name="P12">Product increment :</text:p>
      <text:p text:style-name="P12"/>
      <text:p text:style-name="P5"><text:span text:style-name="T2">Tag Git : </text:span><text:span text:style-name="T1">968127a82647b776ab4c97e6180f891c6063cc5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3-24T10:10:58.478353761</dc:date>
    <meta:editing-duration>PT9M22S</meta:editing-duration>
    <meta:editing-cycles>1</meta:editing-cycles>
    <meta:generator>LibreOffice/7.1.7.2$Linux_X86_64 LibreOffice_project/10$Build-2</meta:generator>
    <meta:document-statistic meta:table-count="1" meta:image-count="0" meta:object-count="0" meta:page-count="2" meta:paragraph-count="118" meta:word-count="304" meta:character-count="1548" meta:non-whitespace-character-count="1360"/>
  </office:meta>
</office:document-meta>
</file>